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F00000064FBD210A361E50739.png" manifest:media-type="image/png"/>
  <manifest:file-entry manifest:full-path="Pictures/10000201000001510000006477BC62E4C14EC558.png" manifest:media-type="image/png"/>
  <manifest:file-entry manifest:full-path="Pictures/100002010000015900000064057D7DF6621E47B7.png" manifest:media-type="image/png"/>
  <manifest:file-entry manifest:full-path="Pictures/100002010000015900000064A5F1943626B0FE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12cm" fo:min-width="4.85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907cm" fo:min-width="6.58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782cm" fo:min-width="4.11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cc0000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text-properties fo:color="#00660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6pt" style:font-size-asian="6pt" style:font-size-complex="6pt"/>
    </style:style>
    <style:style style:name="T3" style:family="text">
      <style:text-properties fo:color="#cc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6600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352cm" svg:height="1.37cm" svg:x="14.351cm" svg:y="3.694cm">
            <text:p text:style-name="P1"><text:span text:style-name="T1">Movie</text:span></text:p>
            <text:p text:style-name="P1"><text:span text:style-name="T1">-title : String</text:span></text:p>
            <text:p text:style-name="P1"><text:span text:style-name="T1">+add(r: Review) : void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4.351cm" svg:y1="4.133cm" svg:x2="19.703cm" svg:y2="4.133cm">
            <text:p/>
          </draw:line>
          <draw:line draw:style-name="gr2" draw:text-style-name="P3" draw:layer="layout" svg:x1="14.351cm" svg:y1="4.592cm" svg:x2="19.703cm" svg:y2="4.592cm">
            <text:p/>
          </draw:line>
          <draw:custom-shape draw:style-name="gr3" draw:text-style-name="P2" draw:layer="layout" svg:width="7.08cm" svg:height="1.157cm" svg:x="13.487cm" svg:y="5.407cm">
            <text:p text:style-name="P1"><text:span text:style-name="T1">Editor</text:span></text:p>
            <text:p text:style-name="P1"><text:span text:style-name="T2"/></text:p>
            <text:p text:style-name="P1"><text:span text:style-name="T1">+approve(r: Review, m: Movie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3.487cm" svg:y1="5.835cm" svg:x2="20.567cm" svg:y2="5.835cm">
            <text:p/>
          </draw:line>
          <draw:line draw:style-name="gr2" draw:text-style-name="P3" draw:layer="layout" svg:x1="13.487cm" svg:y1="6.052cm" svg:x2="20.567cm" svg:y2="6.052cm">
            <text:p/>
          </draw:line>
          <draw:custom-shape draw:style-name="gr4" draw:text-style-name="P2" draw:layer="layout" svg:width="4.614cm" svg:height="2.032cm" svg:x="14.72cm" svg:y="6.858cm">
            <text:p text:style-name="P1"><text:span text:style-name="T1">Review</text:span></text:p>
            <text:p text:style-name="P1"><text:span text:style-name="T1">-reviewer : String</text:span></text:p>
            <text:p text:style-name="P1"><text:span text:style-name="T1">-content : String</text:span></text:p>
            <text:p text:style-name="P1"><text:span text:style-name="T1">-numStars : int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4.72cm" svg:y1="7.319cm" svg:x2="19.334cm" svg:y2="7.319cm">
            <text:p/>
          </draw:line>
          <draw:line draw:style-name="gr2" draw:text-style-name="P3" draw:layer="layout" svg:x1="14.72cm" svg:y1="8.665cm" svg:x2="19.334cm" svg:y2="8.665cm">
            <text:p/>
          </draw:line>
          <draw:frame draw:style-name="gr5" draw:text-style-name="P4" draw:layer="layout" svg:width="7.399cm" svg:height="2.144cm" svg:x="1.908cm" svg:y="1.151cm">
            <draw:image xlink:href="Pictures/100002010000015900000064A5F1943626B0FE93.png" xlink:type="simple" xlink:show="embed" xlink:actuate="onLoad">
              <text:p/>
            </draw:image>
          </draw:frame>
          <draw:frame draw:style-name="gr5" draw:text-style-name="P4" draw:layer="layout" svg:width="7.483cm" svg:height="2.22cm" svg:x="1.874cm" svg:y="3.935cm">
            <draw:image xlink:href="Pictures/10000201000001510000006477BC62E4C14EC558.png" xlink:type="simple" xlink:show="embed" xlink:actuate="onLoad">
              <text:p/>
            </draw:image>
          </draw:frame>
          <draw:frame draw:style-name="gr5" draw:text-style-name="P4" draw:layer="layout" svg:width="8.076cm" svg:height="2.109cm" svg:x="1.381cm" svg:y="9.693cm">
            <draw:image xlink:href="Pictures/100002010000017F00000064FBD210A361E50739.png" xlink:type="simple" xlink:show="embed" xlink:actuate="onLoad">
              <text:p/>
            </draw:image>
          </draw:frame>
          <draw:frame draw:style-name="gr6" draw:text-style-name="P5" draw:layer="layout" svg:width="2.623cm" svg:height="0.962cm" svg:x="8.981cm" svg:y="1.819cm">
            <draw:text-box>
              <text:p><text:span text:style-name="T3">wrong!</text:span></text:p>
            </draw:text-box>
          </draw:frame>
          <draw:frame draw:style-name="gr6" draw:text-style-name="P5" draw:layer="layout" svg:width="2.623cm" svg:height="0.962cm" svg:x="8.981cm" svg:y="4.543cm">
            <draw:text-box>
              <text:p><text:span text:style-name="T3">wrong!</text:span></text:p>
            </draw:text-box>
          </draw:frame>
          <draw:frame draw:style-name="gr7" draw:text-style-name="P6" draw:layer="layout" svg:width="2.128cm" svg:height="0.962cm" svg:x="9.228cm" svg:y="10.219cm">
            <draw:text-box>
              <text:p><text:span text:style-name="T4">right!</text:span></text:p>
            </draw:text-box>
          </draw:frame>
          <draw:line draw:style-name="gr2" draw:text-style-name="P4" draw:layer="layout" svg:x1="12.468cm" svg:y1="2.143cm" svg:x2="12.468cm" svg:y2="10.906cm">
            <text:p/>
          </draw:line>
          <draw:frame draw:style-name="gr8" draw:text-style-name="P1" draw:layer="layout" svg:width="7.695cm" svg:height="2.23cm" svg:x="1.633cm" svg:y="6.737cm">
            <draw:image xlink:href="Pictures/100002010000015900000064057D7DF6621E47B7.png" xlink:type="simple" xlink:show="embed" xlink:actuate="onLoad">
              <text:p/>
            </draw:image>
          </draw:frame>
          <draw:frame draw:style-name="gr6" draw:text-style-name="P5" draw:layer="layout" svg:width="2.623cm" svg:height="0.962cm" svg:x="8.982cm" svg:y="7.319cm">
            <draw:text-box>
              <text:p><text:span text:style-name="T3">wrong!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26T15:00:48.834868402</dc:date>
    <meta:editing-duration>PT27M54S</meta:editing-duration>
    <meta:editing-cycles>8</meta:editing-cycles>
    <meta:document-statistic meta:object-count="19"/>
  </office:meta>
</office:document-meta>
</file>